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foreMockMvcCreated( ConfigurableMockMvcBuilder &lt; ? &gt; builder , Web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ConfigurerAdded( ConfigurableMockMvcBuilder &lt; ? &gt;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